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44in"/>
    </style:style>
    <style:style style:name="co2" style:family="table-column">
      <style:table-column-properties fo:break-before="auto" style:column-width="4.274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1.2035in"/>
    </style:style>
    <style:style style:name="co13" style:family="table-column">
      <style:table-column-properties fo:break-before="auto" style:column-width="1.1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tification-entity-fk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Notification Event Type</text:p>
          </table:table-cell>
          <table:table-cell office:value-type="string" calcext:value-type="string">
            <text:p>Notification Payload Type</text:p>
          </table:table-cell>
          <table:table-cell table:style-name="ce7" office:value-type="string" calcext:value-type="string">
            <text:p>receiverID</text:p>
          </table:table-cell>
          <table:table-cell table:style-name="ce7" office:value-type="string" calcext:value-type="string">
            <text:p>spaceID</text:p>
          </table:table-cell>
          <table:table-cell table:style-name="ce7" office:value-type="string" calcext:value-type="string">
            <text:p>organizationID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pplicationID</text:p>
          </table:table-cell>
          <table:table-cell table:style-name="ce7" office:value-type="string" calcext:value-type="string">
            <text:p>invitationID</text:p>
          </table:table-cell>
          <table:table-cell table:style-name="ce7" office:value-type="string" calcext:value-type="string">
            <text:p>calloutID</text:p>
          </table:table-cell>
          <table:table-cell table:style-name="ce7" office:value-type="string" calcext:value-type="string">
            <text:p>contributionID</text:p>
          </table:table-cell>
          <table:table-cell table:style-name="ce7" office:value-type="string" calcext:value-type="string">
            <text:p>messageID</text:p>
          </table:table-cell>
          <table:table-cell table:style-name="ce7" office:value-type="string" calcext:value-type="string">
            <text:p>roomID</text:p>
          </table:table-cell>
          <table:table-cell office:value-type="string" calcext:value-type="string">
            <text:p>contributorOrgID</text:p>
          </table:table-cell>
          <table:table-cell office:value-type="string" calcext:value-type="string">
            <text:p>contributorUserID</text:p>
          </table:table-cell>
          <table:table-cell office:value-type="string" calcext:value-type="string">
            <text:p>contributorVcID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PLATFORM_FORUM_DISCUSSION_CREATED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FORUM_DISCUSSION_COMMENT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REMOVED</text:p>
          </table:table-cell>
          <table:table-cell table:style-name="ce12" office:value-type="string" calcext:value-type="string">
            <text:p>PLATFORM_USER_PROFILE_REMOVED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CREATED</text:p>
          </table:table-cell>
          <table:table-cell table:style-name="ce12"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LATFORM_ADMIN_GLOBAL_ROLE_CHANGED</text:p>
          </table:table-cell>
          <table:table-cell table:style-name="ce12" office:value-type="string" calcext:value-type="string">
            <text:p>PLATFORM_GLOBAL_ROLE_CHANGE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SPACE_CREATED</text:p>
          </table:table-cell>
          <table:table-cell table:style-name="ce12" office:value-type="string" calcext:value-type="string">
            <text:p>SPAC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SSAGE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ORGANIZATION_MESSAGE_SENDER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NTIONED</text:p>
          </table:table-cell>
          <table:table-cell table:style-name="ce12" office:value-type="string" calcext:value-type="string">
            <text:p>ORGANIZATION_MESSAGE_ROO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APPLICATION</text:p>
          </table:table-cell>
          <table:table-cell table:style-name="ce12" office:value-type="string" calcext:value-type="string">
            <text:p>SPACE_COMMUNITY_APPLIC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NEW_MEMBER</text:p>
          </table:table-cell>
          <table:table-cell table:style-name="ce12"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PACE_ADMIN_COLLABORATION_CALLOUT_CONTRIBUTION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LEAD_COMMUNICATION_MESSAGE</text:p>
          </table:table-cell>
          <table:table-cell table:style-name="ce12" office:value-type="string" calcext:value-type="string">
            <text:p>SPACE_COMMUNIC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MMUNICATION_UPDATE</text:p>
          </table:table-cell>
          <table:table-cell table:style-name="ce12" office:value-type="string" calcext:value-type="string">
            <text:p>SPACE_COMMUNICATION_UPDAT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PUBLISHED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ACE_COLLABORATION_CALLOUT_CONTRIBUTION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COMMENT</text:p>
          </table:table-cell>
          <table:table-cell table:style-name="ce12" office:value-type="string" calcext:value-type="string">
            <text:p>SPACE_COLLABORATION_CALLOU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POST_CONTRIBUTION_COMMENT</text:p>
          </table:table-cell>
          <table:table-cell table:style-name="ce12" office:value-type="string" calcext:value-type="string">
            <text:p>SPACE_COLLABORATION_CALLOUT_POS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number-columns-repeated="2" table:style-name="ce6" office:value-type="string" calcext:value-type="string">
            <text:p>SPACE_COMMUNITY_INVITATION_USER_PLATFORM</text:p>
          </table:table-cell>
          <table:table-cell table:number-columns-repeated="2" table:style-name="ce16" office:value-type="string" calcext:value-type="string">
            <text:p>✓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✓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USER_SIGN_UP_WELCOME</text:p>
          </table:table-cell>
          <table:table-cell table:style-name="ce12"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INVITATION</text:p>
          </table:table-cell>
          <table:table-cell table:style-name="ce12" office:value-type="string" calcext:value-type="string">
            <text:p>SPACE_COMMUNITY_INVIT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JOINED</text:p>
          </table:table-cell>
          <table:table-cell table:style-name="ce12"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SER_MENTIONED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9" table:number-columns-repeated="1012"/>
        </table:table-row>
        <table:table-row table:style-name="ro2">
          <table:table-cell table:style-name="ce2" office:value-type="string" calcext:value-type="string">
            <text:p>USER_MESSAGE</text:p>
          </table:table-cell>
          <table:table-cell table:style-name="ce12"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USER_MESSAGE_SENDER</text:p>
          </table:table-cell>
          <table:table-cell table:style-name="ce12"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USER_COMMENT_REPLY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9" table:number-columns-repeated="1012"/>
        </table:table-row>
        <table:table-row table:style-name="ro2">
          <table:table-cell table:style-name="ce2" office:value-type="string" calcext:value-type="string">
            <text:p>VIRTUAL_CONTRIBUTOR_ADMIN_SPACE_COMMUNITY_INVITATION</text:p>
          </table:table-cell>
          <table:table-cell table:style-name="ce12" office:value-type="string" calcext:value-type="string">
            <text:p>VIRTUAL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9"/>
          <table:table-cell/>
          <table:table-cell table:style-name="ce8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spanned="1" table:number-rows-spanned="2"/>
          <table:table-cell table:style-name="ce13" office:value-type="string" calcext:value-type="string" table:number-columns-spanned="7" table:number-rows-spanned="3">
            <text:p>things in yellow we keep for audit/historical reasons; the columns on which normally we would cascade on are also highlighted in yellow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>
          <table:table-cell/>
          <table:covered-table-cell table:number-columns-repeated="7"/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0T12:33:47.034392868</dc:date>
    <meta:editing-duration>P1DT21H32M44S</meta:editing-duration>
    <meta:editing-cycles>26</meta:editing-cycles>
    <meta:generator>LibreOffice/7.3.7.2$Linux_X86_64 LibreOffice_project/30$Build-2</meta:generator>
    <meta:document-statistic meta:table-count="1" meta:cell-count="347" meta:object-count="0"/>
  </office:meta>
</office:document-meta>
</file>